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background-color="#FFFF00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size="10.5pt" style:font-size-asian="10.5pt" style:font-size-complex="10.5pt"/>
    </style:style>
    <style:style style:name="P11" style:parent-style-name="Standard" style:family="paragraph">
      <style:text-properties fo:font-size="10.5pt" style:font-size-asian="10.5pt" style:font-size-complex="10.5pt"/>
    </style:style>
    <style:style style:name="P12" style:parent-style-name="Standard" style:family="paragraph">
      <style:text-properties fo:font-size="10.5pt" style:font-size-asian="10.5pt" style:font-size-complex="10.5pt"/>
    </style:style>
    <style:style style:name="P13" style:parent-style-name="Standard" style:family="paragraph">
      <style:text-properties fo:font-size="10.5pt" style:font-size-asian="10.5pt" style:font-size-complex="10.5pt"/>
    </style:style>
    <style:style style:name="P14" style:parent-style-name="Standard" style:family="paragraph">
      <style:text-properties fo:font-size="10.5pt" style:font-size-asian="10.5pt" style:font-size-complex="10.5pt"/>
    </style:style>
    <style:style style:name="P15" style:parent-style-name="Standard" style:family="paragraph">
      <style:text-properties fo:font-size="10.5pt" style:font-size-asian="10.5pt" style:font-size-complex="10.5pt"/>
    </style:style>
    <style:style style:name="P16" style:parent-style-name="Standard" style:family="paragraph">
      <style:text-properties fo:font-size="10.5pt" style:font-size-asian="10.5pt" style:font-size-complex="10.5pt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size="10.5pt" style:font-size-asian="10.5pt" style:font-size-complex="10.5pt"/>
    </style:style>
    <style:style style:name="P27" style:parent-style-name="Standard" style:family="paragraph">
      <style:text-properties fo:font-size="10.5pt" style:font-size-asian="10.5pt" style:font-size-complex="10.5pt"/>
    </style:style>
    <style:style style:name="P28" style:parent-style-name="Standard" style:family="paragraph">
      <style:text-properties fo:font-size="10.5pt" style:font-size-asian="10.5pt" style:font-size-complex="10.5pt"/>
    </style:style>
    <style:style style:name="P29" style:parent-style-name="Standard" style:family="paragraph">
      <style:text-properties fo:font-size="10.5pt" style:font-size-asian="10.5pt" style:font-size-complex="10.5pt"/>
    </style:style>
    <style:style style:name="P30" style:parent-style-name="Standard" style:family="paragraph">
      <style:text-properties fo:font-size="10.5pt" style:font-size-asian="10.5pt" style:font-size-complex="10.5pt"/>
    </style:style>
    <style:style style:name="P31" style:parent-style-name="Standard" style:family="paragraph">
      <style:text-properties fo:font-size="10.5pt" style:font-size-asian="10.5pt" style:font-size-complex="10.5pt"/>
    </style:style>
    <style:style style:name="P32" style:parent-style-name="Standard" style:family="paragraph">
      <style:text-properties fo:font-size="10.5pt" style:font-size-asian="10.5pt" style:font-size-complex="10.5pt"/>
    </style:style>
    <style:style style:name="P33" style:parent-style-name="Standard" style:family="paragraph">
      <style:text-properties fo:font-size="10.5pt" style:font-size-asian="10.5pt" style:font-size-complex="10.5pt"/>
    </style:style>
    <style:style style:name="P34" style:parent-style-name="Standard" style:family="paragraph">
      <style:text-properties fo:font-size="10.5pt" style:font-size-asian="10.5pt" style:font-size-complex="10.5pt"/>
    </style:style>
    <style:style style:name="P35" style:parent-style-name="Standard" style:family="paragraph">
      <style:text-properties fo:font-size="10.5pt" style:font-size-asian="10.5pt" style:font-size-complex="10.5pt"/>
    </style:style>
    <style:style style:name="T36" style:parent-style-name="Policepardéfaut" style:family="text">
      <style:text-properties fo:background-color="#00FF00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Code" style:family="paragraph">
      <style:text-properties style:font-name="Calibri" style:font-name-complex="Calibri"/>
    </style:style>
    <style:style style:name="P39" style:parent-style-name="Code" style:family="paragraph">
      <style:text-properties style:font-name="Calibri" style:font-name-complex="Calibri"/>
    </style:style>
    <style:style style:name="P40" style:parent-style-name="Code" style:family="paragraph">
      <style:text-properties style:font-name="Calibri" style:font-name-complex="Calibri"/>
    </style:style>
    <style:style style:name="P41" style:parent-style-name="Code" style:family="paragraph">
      <style:text-properties style:font-name="Calibri" style:font-name-complex="Calibri"/>
    </style:style>
    <style:style style:name="P42" style:parent-style-name="Code" style:family="paragraph">
      <style:text-properties style:font-name="Calibri" style:font-name-complex="Calibri"/>
    </style:style>
    <style:style style:name="P43" style:parent-style-name="Code" style:family="paragraph">
      <style:text-properties style:font-name="Calibri" style:font-name-complex="Calibri"/>
    </style:style>
    <style:style style:name="P44" style:parent-style-name="Code" style:family="paragraph">
      <style:text-properties style:font-name="Calibri" style:font-name-complex="Calibri"/>
    </style:style>
    <style:style style:name="P45" style:parent-style-name="Code" style:family="paragraph">
      <style:text-properties style:font-name="Calibri" style:font-name-complex="Calibri"/>
    </style:style>
    <style:style style:name="P46" style:parent-style-name="Code" style:family="paragraph">
      <style:text-properties style:font-name="Calibri" style:font-name-complex="Calibri"/>
    </style:style>
    <style:style style:name="T47" style:parent-style-name="Policepardéfaut" style:family="text">
      <style:text-properties style:font-name="Calibri" style:font-name-complex="Calibri"/>
    </style:style>
    <style:style style:name="T48" style:parent-style-name="Policepardéfaut" style:family="text">
      <style:text-properties style:font-name="Calibri" style:font-name-complex="Calibri"/>
    </style:style>
    <style:style style:name="T49" style:parent-style-name="Policepardéfaut" style:family="text">
      <style:text-properties style:font-name="Calibri" style:font-name-complex="Calibri" fo:background-color="#00FF00"/>
    </style:style>
    <style:style style:name="T50" style:parent-style-name="Policepardéfaut" style:family="text">
      <style:text-properties style:font-name="Calibri" style:font-name-complex="Calibri"/>
    </style:style>
    <style:style style:name="P51" style:parent-style-name="Code" style:family="paragraph">
      <style:text-properties style:font-name="Calibri" style:font-name-complex="Calibri"/>
    </style:style>
    <style:style style:name="P52" style:parent-style-name="Code" style:family="paragraph">
      <style:text-properties style:font-name="Calibri" style:font-name-complex="Calibri"/>
    </style:style>
    <style:style style:name="P53" style:parent-style-name="Code" style:family="paragraph">
      <style:text-properties style:font-name="Calibri" style:font-name-complex="Calibri"/>
    </style:style>
    <style:style style:name="P54" style:parent-style-name="Code" style:family="paragraph">
      <style:text-properties style:font-name="Calibri" style:font-name-complex="Calibri"/>
    </style:style>
    <style:style style:name="P55" style:parent-style-name="Code" style:family="paragraph">
      <style:text-properties style:font-name="Calibri" style:font-name-complex="Calibri"/>
    </style:style>
    <style:style style:name="P56" style:parent-style-name="Code" style:family="paragraph">
      <style:paragraph-properties fo:text-indent="0.4923in"/>
      <style:text-properties style:font-name="Calibri" style:font-name-complex="Calibri"/>
    </style:style>
    <style:style style:name="P57" style:parent-style-name="Code" style:family="paragraph">
      <style:text-properties style:font-name="Calibri" style:font-name-complex="Calibri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Code" style:family="paragraph">
      <style:text-properties style:font-name="Calibri" style:font-name-complex="Calibri"/>
    </style:style>
    <style:style style:name="P60" style:parent-style-name="Code" style:family="paragraph">
      <style:text-properties style:font-name="Calibri" style:font-name-complex="Calibri"/>
    </style:style>
    <style:style style:name="P61" style:parent-style-name="Code" style:family="paragraph">
      <style:text-properties style:font-name="Calibri" style:font-name-complex="Calibri"/>
    </style:style>
    <style:style style:name="P62" style:parent-style-name="Code" style:family="paragraph">
      <style:text-properties style:font-name="Calibri" style:font-name-complex="Calibri"/>
    </style:style>
    <style:style style:name="P63" style:parent-style-name="Code" style:family="paragraph">
      <style:text-properties style:font-name="Calibri" style:font-name-complex="Calibri"/>
    </style:style>
    <style:style style:name="P64" style:parent-style-name="Code" style:family="paragraph">
      <style:text-properties style:font-name="Calibri" style:font-name-complex="Calibri"/>
    </style:style>
    <style:style style:name="P65" style:parent-style-name="Code" style:family="paragraph">
      <style:text-properties style:font-name="Calibri" style:font-name-complex="Calibri"/>
    </style:style>
    <style:style style:name="P66" style:parent-style-name="Code" style:family="paragraph">
      <style:text-properties style:font-name="Calibri" style:font-name-complex="Calibri"/>
    </style:style>
    <style:style style:name="P67" style:parent-style-name="Code" style:family="paragraph">
      <style:text-properties style:font-name="Calibri" style:font-name-complex="Calibri"/>
    </style:style>
    <style:style style:name="P68" style:parent-style-name="Code" style:family="paragraph">
      <style:text-properties style:font-name="Calibri" style:font-name-complex="Calibri"/>
    </style:style>
    <style:style style:name="P69" style:parent-style-name="Code" style:family="paragraph">
      <style:text-properties style:font-name="Calibri" style:font-name-complex="Calibri"/>
    </style:style>
    <style:style style:name="P70" style:parent-style-name="Code" style:family="paragraph">
      <style:text-properties style:font-name="Calibri" style:font-name-complex="Calibri"/>
    </style:style>
    <style:style style:name="P71" style:parent-style-name="Code" style:family="paragraph">
      <style:text-properties style:font-name="Calibri" style:font-name-complex="Calibri"/>
    </style:style>
    <style:style style:name="P72" style:parent-style-name="Code" style:family="paragraph">
      <style:text-properties style:font-name="Calibri" style:font-name-complex="Calibri"/>
    </style:style>
    <style:style style:name="P73" style:parent-style-name="Code" style:family="paragraph">
      <style:text-properties style:font-name="Calibri" style:font-name-complex="Calibri"/>
    </style:style>
    <style:style style:name="P74" style:parent-style-name="Code" style:family="paragraph">
      <style:text-properties style:font-name="Calibri" style:font-name-complex="Calibri"/>
    </style:style>
    <style:style style:name="P75" style:parent-style-name="Code" style:family="paragraph">
      <style:text-properties style:font-name="Calibri" style:font-name-complex="Calibri"/>
    </style:style>
    <style:style style:name="P76" style:parent-style-name="Code" style:family="paragraph">
      <style:text-properties style:font-name="Calibri" style:font-name-complex="Calibri"/>
    </style:style>
    <style:style style:name="P77" style:parent-style-name="Code" style:family="paragraph">
      <style:text-properties style:font-name="Calibri" style:font-name-complex="Calibri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Policepardéfaut" style:family="text">
      <style:text-properties fo:background-color="#FFFF00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size="10.5pt" style:font-size-asian="10.5pt" style:font-size-complex="10.5pt"/>
    </style:style>
    <style:style style:name="P82" style:parent-style-name="Standard" style:family="paragraph">
      <style:text-properties fo:font-size="10.5pt" style:font-size-asian="10.5pt" style:font-size-complex="10.5pt"/>
    </style:style>
    <style:style style:name="P83" style:parent-style-name="Standard" style:family="paragraph">
      <style:text-properties fo:font-size="10.5pt" style:font-size-asian="10.5pt" style:font-size-complex="10.5pt"/>
    </style:style>
    <style:style style:name="P84" style:parent-style-name="Standard" style:family="paragraph">
      <style:text-properties fo:font-size="10.5pt" style:font-size-asian="10.5pt" style:font-size-complex="10.5pt"/>
    </style:style>
    <style:style style:name="P85" style:parent-style-name="Standard" style:family="paragraph">
      <style:text-properties fo:font-size="10.5pt" style:font-size-asian="10.5pt" style:font-size-complex="10.5pt"/>
    </style:style>
    <style:style style:name="P86" style:parent-style-name="Standard" style:family="paragraph">
      <style:text-properties fo:font-size="10.5pt" style:font-size-asian="10.5pt" style:font-size-complex="10.5pt"/>
    </style:style>
    <style:style style:name="P87" style:parent-style-name="Standard" style:family="paragraph">
      <style:text-properties fo:font-size="10.5pt" style:font-size-asian="10.5pt" style:font-size-complex="10.5pt"/>
    </style:style>
    <style:style style:name="P88" style:parent-style-name="Standard" style:family="paragraph">
      <style:text-properties fo:font-size="10.5pt" style:font-size-asian="10.5pt" style:font-size-complex="10.5pt"/>
    </style:style>
    <style:style style:name="P89" style:parent-style-name="Standard" style:family="paragraph">
      <style:text-properties fo:font-size="10.5pt" style:font-size-asian="10.5pt" style:font-size-complex="10.5pt"/>
    </style:style>
    <style:style style:name="P90" style:parent-style-name="Standard" style:family="paragraph">
      <style:text-properties fo:font-size="10.5pt" style:font-size-asian="10.5pt" style:font-size-complex="10.5pt"/>
    </style:style>
    <style:style style:name="P91" style:parent-style-name="Standard" style:family="paragraph">
      <style:text-properties fo:font-size="10.5pt" style:font-size-asian="10.5pt" style:font-size-complex="10.5pt"/>
    </style:style>
    <style:style style:name="P92" style:parent-style-name="Standard" style:family="paragraph">
      <style:text-properties fo:font-size="10.5pt" style:font-size-asian="10.5pt" style:font-size-complex="10.5pt"/>
    </style:style>
    <style:style style:name="P93" style:parent-style-name="Standard" style:family="paragraph">
      <style:text-properties fo:font-size="10.5pt" style:font-size-asian="10.5pt" style:font-size-complex="10.5pt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Code" style:family="paragraph">
      <style:text-properties style:font-name="Calibri" style:font-name-complex="Calibri"/>
    </style:style>
    <style:style style:name="P97" style:parent-style-name="Code" style:family="paragraph">
      <style:text-properties style:font-name="Calibri" style:font-name-complex="Calibri"/>
    </style:style>
    <style:style style:name="P98" style:parent-style-name="Code" style:family="paragraph">
      <style:text-properties style:font-name="Calibri" style:font-name-complex="Calibri"/>
    </style:style>
    <style:style style:name="P99" style:parent-style-name="Code" style:family="paragraph">
      <style:text-properties style:font-name="Calibri" style:font-name-complex="Calibri"/>
    </style:style>
    <style:style style:name="P100" style:parent-style-name="Code" style:family="paragraph">
      <style:text-properties style:font-name="Calibri" style:font-name-complex="Calibri"/>
    </style:style>
    <style:style style:name="P101" style:parent-style-name="Code" style:family="paragraph">
      <style:text-properties style:font-name="Calibri" style:font-name-complex="Calibri"/>
    </style:style>
    <style:style style:name="P102" style:parent-style-name="Code" style:family="paragraph">
      <style:text-properties style:font-name="Calibri" style:font-name-complex="Calibri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Code" style:family="paragraph">
      <style:text-properties style:font-name="Calibri" style:font-name-complex="Calibri"/>
    </style:style>
    <style:style style:name="P105" style:parent-style-name="Code" style:family="paragraph">
      <style:text-properties style:font-name="Calibri" style:font-name-complex="Calibri"/>
    </style:style>
    <style:style style:name="P106" style:parent-style-name="Code" style:family="paragraph">
      <style:text-properties style:font-name="Calibri" style:font-name-complex="Calibri"/>
    </style:style>
    <style:style style:name="P107" style:parent-style-name="Code" style:family="paragraph">
      <style:text-properties style:font-name="Calibri" style:font-name-complex="Calibri"/>
    </style:style>
    <style:style style:name="P108" style:parent-style-name="Code" style:family="paragraph">
      <style:text-properties style:font-name="Calibri" style:font-name-complex="Calibri"/>
    </style:style>
    <style:style style:name="P109" style:parent-style-name="Code" style:family="paragraph">
      <style:text-properties style:font-name="Calibri" style:font-name-complex="Calibri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T111" style:parent-style-name="Policepardéfaut" style:family="text">
      <style:text-properties fo:background-color="#FFFF00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size="10.5pt" style:font-size-asian="10.5pt" style:font-size-complex="10.5pt"/>
    </style:style>
    <style:style style:name="P114" style:parent-style-name="Standard" style:family="paragraph">
      <style:text-properties fo:font-size="10.5pt" style:font-size-asian="10.5pt" style:font-size-complex="10.5pt"/>
    </style:style>
    <style:style style:name="P115" style:parent-style-name="Standard" style:family="paragraph">
      <style:text-properties fo:font-size="10.5pt" style:font-size-asian="10.5pt" style:font-size-complex="10.5pt"/>
    </style:style>
    <style:style style:name="P116" style:parent-style-name="Standard" style:family="paragraph">
      <style:text-properties fo:font-size="10.5pt" style:font-size-asian="10.5pt" style:font-size-complex="10.5pt"/>
    </style:style>
    <style:style style:name="P117" style:parent-style-name="Standard" style:family="paragraph">
      <style:text-properties fo:font-size="10.5pt" style:font-size-asian="10.5pt" style:font-size-complex="10.5pt"/>
    </style:style>
    <style:style style:name="P118" style:parent-style-name="Standard" style:family="paragraph">
      <style:text-properties fo:font-size="10.5pt" style:font-size-asian="10.5pt" style:font-size-complex="10.5pt"/>
    </style:style>
    <style:style style:name="P119" style:parent-style-name="Standard" style:family="paragraph">
      <style:text-properties fo:font-size="10.5pt" style:font-size-asian="10.5pt" style:font-size-complex="10.5pt"/>
    </style:style>
    <style:style style:name="P120" style:parent-style-name="Standard" style:family="paragraph">
      <style:text-properties fo:font-size="10.5pt" style:font-size-asian="10.5pt" style:font-size-complex="10.5pt"/>
    </style:style>
    <style:style style:name="P121" style:parent-style-name="Standard" style:family="paragraph">
      <style:text-properties fo:font-size="10.5pt" style:font-size-asian="10.5pt" style:font-size-complex="10.5pt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size="10.5pt" style:font-size-asian="10.5pt" style:font-size-complex="10.5pt"/>
    </style:style>
    <style:style style:name="P128" style:parent-style-name="Standard" style:family="paragraph">
      <style:text-properties fo:font-size="10.5pt" style:font-size-asian="10.5pt" style:font-size-complex="10.5pt"/>
    </style:style>
    <style:style style:name="P129" style:parent-style-name="Standard" style:family="paragraph">
      <style:text-properties fo:font-size="10.5pt" style:font-size-asian="10.5pt" style:font-size-complex="10.5pt"/>
    </style:style>
    <style:style style:name="P130" style:parent-style-name="Standard" style:family="paragraph">
      <style:text-properties fo:font-size="10.5pt" style:font-size-asian="10.5pt" style:font-size-complex="10.5pt"/>
    </style:style>
    <style:style style:name="P131" style:parent-style-name="Standard" style:family="paragraph">
      <style:text-properties fo:font-size="10.5pt" style:font-size-asian="10.5pt" style:font-size-complex="10.5pt"/>
    </style:style>
    <style:style style:name="P132" style:parent-style-name="Standard" style:family="paragraph">
      <style:text-properties fo:font-size="10.5pt" style:font-size-asian="10.5pt" style:font-size-complex="10.5pt"/>
    </style:style>
    <style:style style:name="P133" style:parent-style-name="Standard" style:family="paragraph">
      <style:text-properties fo:font-size="10.5pt" style:font-size-asian="10.5pt" style:font-size-complex="10.5pt"/>
    </style:style>
    <style:style style:name="P134" style:parent-style-name="Standard" style:family="paragraph">
      <style:text-properties fo:font-size="10.5pt" style:font-size-asian="10.5pt" style:font-size-complex="10.5pt"/>
    </style:style>
    <style:style style:name="P135" style:parent-style-name="Standard" style:family="paragraph">
      <style:text-properties fo:font-size="10.5pt" style:font-size-asian="10.5pt" style:font-size-complex="10.5pt"/>
    </style:style>
    <style:style style:name="P136" style:parent-style-name="Standard" style:family="paragraph">
      <style:text-properties fo:font-size="10.5pt" style:font-size-asian="10.5pt" style:font-size-complex="10.5pt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Code" style:family="paragraph">
      <style:text-properties style:font-name="Calibri" style:font-name-complex="Calibri"/>
    </style:style>
    <style:style style:name="P139" style:parent-style-name="Code" style:family="paragraph">
      <style:text-properties style:font-name="Calibri" style:font-name-complex="Calibri"/>
    </style:style>
    <style:style style:name="P140" style:parent-style-name="Code" style:family="paragraph">
      <style:text-properties style:font-name="Calibri" style:font-name-complex="Calibri"/>
    </style:style>
    <style:style style:name="P141" style:parent-style-name="Code" style:family="paragraph">
      <style:text-properties style:font-name="Calibri" style:font-name-complex="Calibri"/>
    </style:style>
    <style:style style:name="P142" style:parent-style-name="Code" style:family="paragraph">
      <style:text-properties style:font-name="Calibri" style:font-name-complex="Calibri"/>
    </style:style>
    <style:style style:name="P143" style:parent-style-name="Code" style:family="paragraph">
      <style:text-properties style:font-name="Calibri" style:font-name-complex="Calibri"/>
    </style:style>
    <style:style style:name="P144" style:parent-style-name="Code" style:family="paragraph">
      <style:text-properties style:font-name="Calibri" style:font-name-complex="Calibri"/>
    </style:style>
    <style:style style:name="P145" style:parent-style-name="Code" style:family="paragraph">
      <style:text-properties style:font-name="Calibri" style:font-name-complex="Calibri"/>
    </style:style>
    <style:style style:name="P146" style:parent-style-name="Code" style:family="paragraph">
      <style:text-properties style:font-name="Calibri" style:font-name-complex="Calibri"/>
    </style:style>
    <style:style style:name="P147" style:parent-style-name="Code" style:family="paragraph">
      <style:text-properties style:font-name="Calibri" style:font-name-complex="Calibri"/>
    </style:style>
    <style:style style:name="P148" style:parent-style-name="Code" style:family="paragraph">
      <style:text-properties style:font-name="Calibri" style:font-name-complex="Calibri"/>
    </style:style>
    <style:style style:name="P149" style:parent-style-name="Code" style:family="paragraph">
      <style:text-properties style:font-name="Calibri" style:font-name-complex="Calibri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Code" style:family="paragraph">
      <style:text-properties style:font-name="Calibri" style:font-name-complex="Calibri"/>
    </style:style>
    <style:style style:name="P152" style:parent-style-name="Code" style:family="paragraph">
      <style:text-properties style:font-name="Calibri" style:font-name-complex="Calibri"/>
    </style:style>
    <style:style style:name="P153" style:parent-style-name="Code" style:family="paragraph">
      <style:text-properties style:font-name="Calibri" style:font-name-complex="Calibri"/>
    </style:style>
    <style:style style:name="P154" style:parent-style-name="Code" style:family="paragraph">
      <style:text-properties style:font-name="Calibri" style:font-name-complex="Calibri"/>
    </style:style>
    <style:style style:name="P155" style:parent-style-name="Code" style:family="paragraph">
      <style:text-properties style:font-name="Calibri" style:font-name-complex="Calibri"/>
    </style:style>
    <style:style style:name="P156" style:parent-style-name="Code" style:family="paragraph">
      <style:text-properties style:font-name="Calibri" style:font-name-complex="Calibri"/>
    </style:style>
    <style:style style:name="P157" style:parent-style-name="Code" style:family="paragraph">
      <style:text-properties style:font-name="Calibri" style:font-name-complex="Calibri"/>
    </style:style>
    <style:style style:name="P158" style:parent-style-name="Code" style:family="paragraph">
      <style:paragraph-properties fo:text-indent="0.4923in"/>
      <style:text-properties style:font-name="Calibri" style:font-name-complex="Calibri"/>
    </style:style>
    <style:style style:name="P159" style:parent-style-name="Code" style:family="paragraph">
      <style:text-properties style:font-name="Calibri" style:font-name-complex="Calibri"/>
    </style:style>
    <style:style style:name="P160" style:parent-style-name="Code" style:family="paragraph">
      <style:text-properties style:font-name="Calibri" style:font-name-complex="Calibri"/>
    </style:style>
    <style:style style:name="P161" style:parent-style-name="Code" style:family="paragraph">
      <style:text-properties style:font-name="Calibri" style:font-name-complex="Calibri"/>
    </style:style>
    <style:style style:name="P162" style:parent-style-name="Code" style:family="paragraph">
      <style:text-properties style:font-name="Calibri" style:font-name-complex="Calibri"/>
    </style:style>
    <style:style style:name="P163" style:parent-style-name="Code" style:family="paragraph">
      <style:text-properties style:font-name="Calibri" style:font-name-complex="Calibri"/>
    </style:style>
    <style:style style:name="P164" style:parent-style-name="Code" style:family="paragraph">
      <style:text-properties style:font-name="Calibri" style:font-name-complex="Calibri"/>
    </style:style>
    <style:style style:name="P165" style:parent-style-name="Code" style:family="paragraph">
      <style:text-properties style:font-name="Calibri" style:font-name-complex="Calibri"/>
    </style:style>
    <style:style style:name="P166" style:parent-style-name="Code" style:family="paragraph">
      <style:text-properties style:font-name="Calibri" style:font-name-complex="Calibri"/>
    </style:style>
    <style:style style:name="P167" style:parent-style-name="Code" style:family="paragraph">
      <style:text-properties style:font-name="Calibri" style:font-name-complex="Calibri"/>
    </style:style>
    <style:style style:name="P168" style:parent-style-name="Code" style:family="paragraph">
      <style:text-properties style:font-name="Calibri" style:font-name-complex="Calibri"/>
    </style:style>
    <style:style style:name="P169" style:parent-style-name="Code" style:family="paragraph">
      <style:text-properties style:font-name="Calibri" style:font-name-complex="Calibri"/>
    </style:style>
    <style:style style:name="P170" style:parent-style-name="Code" style:family="paragraph">
      <style:text-properties style:font-name="Calibri" style:font-name-complex="Calibri"/>
    </style:style>
    <style:style style:name="P171" style:parent-style-name="Code" style:family="paragraph">
      <style:text-properties style:font-name="Calibri" style:font-name-complex="Calibri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size="10.5pt" style:font-size-asian="10.5pt" style:font-size-complex="10.5pt"/>
    </style:style>
    <style:style style:name="P175" style:parent-style-name="Standard" style:family="paragraph">
      <style:text-properties fo:font-size="10.5pt" style:font-size-asian="10.5pt" style:font-size-complex="10.5pt"/>
    </style:style>
    <style:style style:name="P176" style:parent-style-name="Standard" style:family="paragraph">
      <style:text-properties fo:font-size="10.5pt" style:font-size-asian="10.5pt" style:font-size-complex="10.5pt"/>
    </style:style>
    <style:style style:name="P177" style:parent-style-name="Standard" style:family="paragraph">
      <style:text-properties fo:font-size="10.5pt" style:font-size-asian="10.5pt" style:font-size-complex="10.5pt"/>
    </style:style>
    <style:style style:name="P178" style:parent-style-name="Standard" style:family="paragraph">
      <style:text-properties fo:font-size="10.5pt" style:font-size-asian="10.5pt" style:font-size-complex="10.5pt"/>
    </style:style>
    <style:style style:name="P179" style:parent-style-name="Standard" style:family="paragraph">
      <style:text-properties fo:font-size="10.5pt" style:font-size-asian="10.5pt" style:font-size-complex="10.5pt"/>
    </style:style>
    <style:style style:name="P180" style:parent-style-name="Standard" style:family="paragraph">
      <style:text-properties fo:font-size="10.5pt" style:font-size-asian="10.5pt" style:font-size-complex="10.5pt"/>
    </style:style>
    <style:style style:name="P181" style:parent-style-name="Standard" style:family="paragraph">
      <style:text-properties fo:font-size="10.5pt" style:font-size-asian="10.5pt" style:font-size-complex="10.5pt"/>
    </style:style>
    <style:style style:name="P182" style:parent-style-name="Standard" style:family="paragraph">
      <style:text-properties fo:font-size="10.5pt" style:font-size-asian="10.5pt" style:font-size-complex="10.5pt"/>
    </style:style>
    <style:style style:name="P183" style:parent-style-name="Standard" style:family="paragraph">
      <style:text-properties fo:font-size="10.5pt" style:font-size-asian="10.5pt" style:font-size-complex="10.5pt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P185" style:parent-style-name="Code" style:family="paragraph">
      <style:text-properties style:font-name="Calibri" style:font-name-complex="Calibri"/>
    </style:style>
    <style:style style:name="P186" style:parent-style-name="Code" style:family="paragraph">
      <style:text-properties style:font-name="Calibri" style:font-name-complex="Calibri"/>
    </style:style>
    <style:style style:name="P187" style:parent-style-name="Code" style:family="paragraph">
      <style:text-properties style:font-name="Calibri" style:font-name-complex="Calibri"/>
    </style:style>
    <style:style style:name="P188" style:parent-style-name="Code" style:family="paragraph">
      <style:text-properties style:font-name="Calibri" style:font-name-complex="Calibri"/>
    </style:style>
    <style:style style:name="P189" style:parent-style-name="Code" style:family="paragraph">
      <style:text-properties style:font-name="Calibri" style:font-name-complex="Calibri"/>
    </style:style>
    <style:style style:name="P190" style:parent-style-name="Code" style:family="paragraph">
      <style:text-properties style:font-name="Calibri" style:font-name-complex="Calibri"/>
    </style:style>
    <style:style style:name="P191" style:parent-style-name="Code" style:family="paragraph">
      <style:text-properties style:font-name="Calibri" style:font-name-complex="Calibri"/>
    </style:style>
    <style:style style:name="P192" style:parent-style-name="Code" style:family="paragraph">
      <style:text-properties style:font-name="Calibri" style:font-name-complex="Calibri"/>
    </style:style>
    <style:style style:name="P193" style:parent-style-name="Code" style:family="paragraph">
      <style:text-properties style:font-name="Calibri" style:font-name-complex="Calibri"/>
    </style:style>
    <style:style style:name="P194" style:parent-style-name="Code" style:family="paragraph">
      <style:text-properties style:font-name="Calibri" style:font-name-complex="Calibri"/>
    </style:style>
    <style:style style:name="P195" style:parent-style-name="Code" style:family="paragraph">
      <style:text-properties style:font-name="Calibri" style:font-name-complex="Calibri"/>
    </style:style>
    <style:style style:name="P196" style:parent-style-name="Code" style:family="paragraph">
      <style:text-properties style:font-name="Calibri" style:font-name-complex="Calibri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Code" style:family="paragraph">
      <style:text-properties style:font-name="Calibri" style:font-name-complex="Calibri"/>
    </style:style>
    <style:style style:name="P199" style:parent-style-name="Code" style:family="paragraph">
      <style:text-properties style:font-name="Calibri" style:font-name-complex="Calibri"/>
    </style:style>
    <style:style style:name="P200" style:parent-style-name="Code" style:family="paragraph">
      <style:text-properties style:font-name="Calibri" style:font-name-complex="Calibri"/>
    </style:style>
    <style:style style:name="P201" style:parent-style-name="Code" style:family="paragraph">
      <style:text-properties style:font-name="Calibri" style:font-name-complex="Calibri"/>
    </style:style>
    <style:style style:name="P202" style:parent-style-name="Code" style:family="paragraph">
      <style:text-properties style:font-name="Calibri" style:font-name-complex="Calibri"/>
    </style:style>
    <style:style style:name="P203" style:parent-style-name="Code" style:family="paragraph">
      <style:text-properties style:font-name="Calibri" style:font-name-complex="Calibri"/>
    </style:style>
    <style:style style:name="P204" style:parent-style-name="Code" style:family="paragraph">
      <style:text-properties style:font-name="Calibri" style:font-name-complex="Calibri"/>
    </style:style>
    <style:style style:name="P205" style:parent-style-name="Code" style:family="paragraph">
      <style:text-properties style:font-name="Calibri" style:font-name-complex="Calibri"/>
    </style:style>
    <style:style style:name="P206" style:parent-style-name="Code" style:family="paragraph">
      <style:text-properties style:font-name="Calibri" style:font-name-complex="Calibri"/>
    </style:style>
    <style:style style:name="P207" style:parent-style-name="Code" style:family="paragraph">
      <style:text-properties style:font-name="Calibri" style:font-name-complex="Calibri"/>
    </style:style>
    <style:style style:name="P208" style:parent-style-name="Code" style:family="paragraph">
      <style:text-properties style:font-name="Calibri" style:font-name-complex="Calibri"/>
    </style:style>
    <style:style style:name="P209" style:parent-style-name="Code" style:family="paragraph">
      <style:text-properties style:font-name="Calibri" style:font-name-complex="Calibri"/>
    </style:style>
    <style:style style:name="P210" style:parent-style-name="Code" style:family="paragraph">
      <style:text-properties style:font-name="Calibri" style:font-name-complex="Calibri"/>
    </style:style>
    <style:style style:name="P211" style:parent-style-name="Code" style:family="paragraph">
      <style:text-properties style:font-name="Calibri" style:font-name-complex="Calibri"/>
    </style:style>
    <style:style style:name="P212" style:parent-style-name="Code" style:family="paragraph">
      <style:text-properties style:font-name="Calibri" style:font-name-complex="Calibri"/>
    </style:style>
    <style:style style:name="P213" style:parent-style-name="Code" style:family="paragraph">
      <style:text-properties style:font-name="Calibri" style:font-name-complex="Calibri"/>
    </style:style>
    <style:style style:name="P214" style:parent-style-name="Code" style:family="paragraph">
      <style:text-properties style:font-name="Calibri" style:font-name-complex="Calibri"/>
    </style:style>
    <style:style style:name="P215" style:parent-style-name="Code" style:family="paragraph">
      <style:text-properties style:font-name="Calibri" style:font-name-complex="Calibri"/>
    </style:style>
    <style:style style:name="P216" style:parent-style-name="Code" style:family="paragraph">
      <style:text-properties style:font-name="Calibri" style:font-name-complex="Calibri"/>
    </style:style>
    <style:style style:name="P217" style:parent-style-name="Code" style:family="paragraph">
      <style:text-properties style:font-name="Calibri" style:font-name-complex="Calibri"/>
    </style:style>
    <style:style style:name="P21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e Berre<text:tab/><text:span text:style-name="T3">Module M1102</text:span><text:tab/>Université de Bretagne Sud</text:p>
      <text:p text:style-name="P4">Samuel<text:tab/><text:span text:style-name="T5">TP n°4</text:span><text:tab/>IUT de Vannes</text:p>
      <text:p text:style-name="P6">Groupe A2<text:tab/><text:span text:style-name="T7">30/09/16</text:span><text:tab/>DUT Info 1A<text:tab/></text:p>
      <text:p text:style-name="Standard"/>
      <text:h text:style-name="Titre1" text:outline-level="1"><text:span text:style-name="T8">Exercice 1</text:span></text:h>
      <text:p text:style-name="P9">Sujet</text:p>
      <text:p text:style-name="P10">En mathématique, le nombre de combinaisons de k<text:s/>éléments parmi n s’écrit C k n et est défini pour k ≤ n par : C k n = n! k!(n − k)!</text:p>
      <text:p text:style-name="P11">1. Écrire en utilisant des procédures ou des fonctions, un programme qui calcule la valeur de la <text:s text:c="9"/>combinaison pour n et k saisis par l’utilisateur.</text:p>
      <text:p text:style-name="P12">2. Rendre le code du programme et les tests d’exécution.</text:p>
      <text:p text:style-name="P13">3. Bonus : calculer combinaison(25,24). Comment expliquer le résultat obtenu ?</text:p>
      <text:p text:style-name="P14">4. Bonus : rendre l’explication sur la valeur obtenue.</text:p>
      <text:p text:style-name="P15">5. Bonus : Programmer, tester une fonction combinaison qui permette de passer outre le problème<text:s/><text:tab/><text:s text:c="6"/>mis en évidence dans la question précédente.</text:p>
      <text:p text:style-name="P16">6. Bonus : rendre le code modifié et les tests.</text:p>
      <text:h text:style-name="Titre2" text:outline-level="2">Question 1&amp;2</text:h>
      <text:p text:style-name="P17">Code</text:p>
      <text:p text:style-name="Code"/>
      <text:p text:style-name="P18"/>
      <text:p text:style-name="P19">Réponse</text:p>
      <text:p text:style-name="Réponse"/>
      <text:h text:style-name="Titre2" text:outline-level="2">Question 3&amp;4</text:h>
      <text:p text:style-name="P20">Réponse</text:p>
      <text:p text:style-name="Réponse"/>
      <text:p text:style-name="P21"/>
      <text:p text:style-name="P22">Réponse</text:p>
      <text:p text:style-name="Réponse"/>
      <text:h text:style-name="Titre2" text:outline-level="2">Question 5&amp;6</text:h>
      <text:p text:style-name="P23">Réponse</text:p>
      <text:p text:style-name="Réponse"/>
      <text:p text:style-name="Textbody"/>
      <text:p text:style-name="P24">Code</text:p>
      <text:p text:style-name="Code"/>
      <text:p text:style-name="Standard"/>
      <text:h text:style-name="Titre1" text:outline-level="1">Exercice 2</text:h>
      <text:p text:style-name="P25">Sujet</text:p>
      <text:p text:style-name="P26">1. Écrire une fonction<text:s/>estDiviseur() qui rend vrai si le deuxième entier divise le premier, faux sinon. Par exemple 2 est diviseur de 10 car 2*5 vaut 10, par contre 3 n’est pas diviseur de 10.</text:p>
      <text:p text:style-name="P27">##</text:p>
      <text:p text:style-name="P28"># teste la divisibilité de deux entiers</text:p>
      <text:p text:style-name="P29"># @param entier positif à tester pour la<text:s/>divisibilité</text:p>
      <text:p text:style-name="P30"># @param diviseur strictement positif</text:p>
      <text:p text:style-name="P31"># @return vrai ssi q divise p</text:p>
      <text:p text:style-name="P32">##<text:s/></text:p>
      <text:p text:style-name="P33">fonction estDiviseur (entier p, entier q) : booleen</text:p>
      <text:soft-page-break/>
      <text:p text:style-name="P34">2. Écrire la procédure testEstDiviseur() qui teste la fonction estDiviseur().</text:p>
      <text:p text:style-name="P35">3. Rendre le code de la fonction estDiviseur(), de la procédure testEstDiviseur() et l’exécution</text:p>
      <text:h text:style-name="Titre2" text:outline-level="2"><text:span text:style-name="T36">Question 1</text:span></text:h>
      <text:p text:style-name="Standard"/>
      <text:p text:style-name="P37">Code</text:p>
      <text:p text:style-name="P38">##</text:p>
      <text:p text:style-name="P39">#trouve si un entier est diviseur d’un autre entier</text:p>
      <text:p text:style-name="P40">#@author S.LEBERRE</text:p>
      <text:p text:style-name="P41">##</text:p>
      <text:p text:style-name="P42">fonction estDiviseur (entier p, entier q) : booleen</text:p>
      <text:p text:style-name="P43">var</text:p>
      <text:p text:style-name="P44"><text:tab/>booleen<text:s/>divisible := faux ;</text:p>
      <text:p text:style-name="P45">debut</text:p>
      <text:p text:style-name="P46"><text:tab/>si (p &gt; 0 et q &gt; 0) alors</text:p>
      <text:p text:style-name="Code"><text:span text:style-name="T47"><text:tab/></text:span><text:span text:style-name="T48"><text:tab/>si (</text:span><text:span text:style-name="T49">modulo (p,q) == 0</text:span><text:span text:style-name="T50">) alors</text:span></text:p>
      <text:p text:style-name="P51"><text:tab/><text:tab/><text:tab/>divisible := vrai ;</text:p>
      <text:p text:style-name="P52"><text:tab/><text:tab/>finsi</text:p>
      <text:p text:style-name="P53"><text:tab/>sinon</text:p>
      <text:p text:style-name="P54"><text:tab/><text:tab/>afficherln(« Les entier ne sont pas tous les deux positifs ») ;</text:p>
      <text:p text:style-name="P55"><text:tab/>finsi</text:p>
      <text:p text:style-name="P56">retourne<text:s/>divisible ;</text:p>
      <text:p text:style-name="P57">fin</text:p>
      <text:p text:style-name="Standard"/>
      <text:h text:style-name="Titre2" text:outline-level="2">Question 2</text:h>
      <text:p text:style-name="P58">Code</text:p>
      <text:p text:style-name="P59">##</text:p>
      <text:p text:style-name="P60">#utilisation de la<text:s/>fontion<text:s/>estDiviseur()</text:p>
      <text:p text:style-name="P61">#@author S.LEBERRE</text:p>
      <text:p text:style-name="P62">##</text:p>
      <text:p text:style-name="P63">procedure testEstDiviseur()</text:p>
      <text:p text:style-name="P64">var</text:p>
      <text:p text:style-name="P65"><text:tab/>entier p ;</text:p>
      <text:p text:style-name="P66"><text:tab/>entier q ;</text:p>
      <text:p text:style-name="P67"><text:tab/>booleen divisible ;</text:p>
      <text:p text:style-name="P68">debut</text:p>
      <text:p text:style-name="P69"><text:tab/>saisir(« L’entier que l’on veut diviser »,@p) ;</text:p>
      <text:p text:style-name="P70"><text:tab/>saisir(« Le potentiel diviseur »,@q) ;</text:p>
      <text:p text:style-name="P71"><text:tab/>divisible := fonction estDiviseur (p,q) ;</text:p>
      <text:p text:style-name="P72"><text:tab/>si (divisible ==vrai) alors</text:p>
      <text:p text:style-name="P73"><text:tab/><text:tab/>afficherln(« L’entier » + q + « est un diviseur de » + p) ;</text:p>
      <text:p text:style-name="P74"><text:tab/>sinon</text:p>
      <text:p text:style-name="P75"><text:tab/><text:tab/>afficherln(« L’entier » + q + « n’est un diviseur de » + p) ;</text:p>
      <text:p text:style-name="P76"><text:tab/>finsi</text:p>
      <text:p text:style-name="P77">fin</text:p>
      <text:p text:style-name="Textbody"/>
      <text:h text:style-name="Titre2" text:outline-level="2">Question 3</text:h>
      <text:p text:style-name="P78">Réponse</text:p>
      <text:p text:style-name="Réponse"/>
      <text:p text:style-name="Textbody"/>
      <text:soft-page-break/>
      <text:h text:style-name="Titre1" text:outline-level="1"><text:span text:style-name="T79">Exercice 3</text:span></text:h>
      <text:p text:style-name="P80">Sujet</text:p>
      <text:p text:style-name="P81">1. Écrire une fonction estPremier() qui rend vrai si le l’entier passé en paramètre est un nombre premier, faux sinon.</text:p>
      <text:p text:style-name="P82">##</text:p>
      <text:p text:style-name="P83"># teste si un nombre est premier</text:p>
      <text:p text:style-name="P84"># @param entier positif à tester</text:p>
      <text:p text:style-name="P85"># @return vrai ssi v est premier</text:p>
      <text:p text:style-name="P86">##<text:s/></text:p>
      <text:p text:style-name="P87">fonction estPremier(entier n) : booleen</text:p>
      <text:p text:style-name="P88">Pour rappel :</text:p>
      <text:p text:style-name="P89"><text:tab/>Un nombre premier est un entier naturel qui admet exactement deux diviseurs distincts<text:s/><text:tab/>entiers et positifs (qui sont alors 1 et lui-même). Ainsi, 1 n’est pas premier car il n’a qu’un<text:s/><text:tab/>seul diviseur entier positif ; 0 non plus car il est divisible par tous les entiers positifs.</text:p>
      <text:p text:style-name="P90">Utiliser la conception détaillée de la boucle : principe, corps de boucle, conditions de sortie, condition de continuation, initialisation, terminaison.</text:p>
      <text:p text:style-name="P91">Remarque : pour déterminer si n est premier, il est inutile de tester la divisibilité par un entier supérieur à n/2.</text:p>
      <text:p text:style-name="P92">2. Écrire la procédure testEstPremier() qui teste la<text:s/>fonction estPremier()</text:p>
      <text:p text:style-name="P93">3. Rendre le code de la fonction estPremier(), sa conception méthodique, le code de la procédure testEstPremier() et l’exécution.</text:p>
      <text:h text:style-name="Titre2" text:outline-level="2">Question 1</text:h>
      <text:p text:style-name="Standard"/>
      <text:p text:style-name="P94">Réponse</text:p>
      <text:p text:style-name="Réponse">Principe :</text:p>
      <text:p text:style-name="Réponse"><text:tab/></text:p>
      <text:p text:style-name="Réponse">Corps de boucle :</text:p>
      <text:p text:style-name="Réponse"><text:tab/></text:p>
      <text:p text:style-name="Réponse">Condition de sortie :</text:p>
      <text:p text:style-name="Réponse"><text:tab/></text:p>
      <text:p text:style-name="Réponse">Condition de continuation :</text:p>
      <text:p text:style-name="Réponse"><text:tab/></text:p>
      <text:p text:style-name="Réponse">Initialisation :</text:p>
      <text:p text:style-name="Réponse"><text:tab/></text:p>
      <text:p text:style-name="Réponse">Terminaison :</text:p>
      <text:p text:style-name="Réponse"><text:tab/></text:p>
      <text:p text:style-name="Standard"/>
      <text:p text:style-name="P95">Code</text:p>
      <text:p text:style-name="P96">fontion<text:s/>estPremier(entier n) : booleen</text:p>
      <text:p text:style-name="P97">var</text:p>
      <text:p text:style-name="P98"/>
      <text:p text:style-name="P99">debut</text:p>
      <text:p text:style-name="P100"/>
      <text:p text:style-name="P101"><text:tab/>retourne</text:p>
      <text:p text:style-name="P102">fin</text:p>
      <text:p text:style-name="Standard"/>
      <text:h text:style-name="Titre2" text:outline-level="2">Question 2</text:h>
      <text:p text:style-name="P103">Code</text:p>
      <text:p text:style-name="P104">procedure testEstPremier()</text:p>
      <text:p text:style-name="P105">var</text:p>
      <text:p text:style-name="P106"><text:tab/></text:p>
      <text:p text:style-name="P107">debut</text:p>
      <text:p text:style-name="P108"><text:tab/></text:p>
      <text:p text:style-name="P109">fin</text:p>
      <text:p text:style-name="Textbody"/>
      <text:h text:style-name="Titre2" text:outline-level="2">Question 3</text:h>
      <text:p text:style-name="P110">Réponse</text:p>
      <text:p text:style-name="Réponse"/>
      <text:p text:style-name="Textbody"/>
      <text:h text:style-name="Titre1" text:outline-level="1"><text:span text:style-name="T111">Exercice 4</text:span></text:h>
      <text:p text:style-name="P112">Sujet</text:p>
      <text:p text:style-name="P113">1. Écrire une procédure<text:s/>nbPremier() qui affiche les n premiers nombres premiers. La valeur n est passée en paramètre,</text:p>
      <text:p text:style-name="P114">##</text:p>
      <text:p text:style-name="P115"># affiche les n premiers nombres premiers si un nombre est premier</text:p>
      <text:p text:style-name="P116"># @param nombre de nombres premiers à afficher</text:p>
      <text:p text:style-name="P117">##<text:s/></text:p>
      <text:p text:style-name="P118">procedure nbPremier(entier n)</text:p>
      <text:p text:style-name="P119">Utiliser<text:s/>la conception détaillée de la boucle : principe, corps de boucle, conditions de sortie, condition de continuation, initialisation, terminaison.</text:p>
      <text:p text:style-name="P120">2. Écrire la procédure testNbPremier() qui teste la procédure nbPremier()</text:p>
      <text:p text:style-name="P121">3. Rendre le code de la procédure nbPremier(), sa conception méthodique, le code de la procédure testNbPremier() et l’exécution.</text:p>
      <text:h text:style-name="Titre2" text:outline-level="2">Question 1</text:h>
      <text:p text:style-name="Standard"/>
      <text:p text:style-name="P122">Réponse</text:p>
      <text:p text:style-name="Réponse">Principe :</text:p>
      <text:p text:style-name="Réponse"><text:tab/></text:p>
      <text:p text:style-name="Réponse">Corps de boucle :</text:p>
      <text:p text:style-name="Réponse"><text:tab/></text:p>
      <text:p text:style-name="Réponse">Condition de sortie :</text:p>
      <text:p text:style-name="Réponse"><text:tab/></text:p>
      <text:p text:style-name="Réponse">Condition de continuation :</text:p>
      <text:p text:style-name="Réponse"><text:tab/></text:p>
      <text:p text:style-name="Réponse">Initialisation :</text:p>
      <text:p text:style-name="Réponse"><text:tab/></text:p>
      <text:p text:style-name="Réponse">Terminaison :</text:p>
      <text:p text:style-name="Réponse"><text:tab/></text:p>
      <text:p text:style-name="Standard"/>
      <text:p text:style-name="P123">Code</text:p>
      <text:p text:style-name="Code"/>
      <text:p text:style-name="Standard"/>
      <text:h text:style-name="Titre2" text:outline-level="2">Question 2</text:h>
      <text:p text:style-name="P124">Code</text:p>
      <text:p text:style-name="Code"/>
      <text:p text:style-name="Textbody"/>
      <text:h text:style-name="Titre2" text:outline-level="2">Question 3</text:h>
      <text:p text:style-name="P125">Réponse</text:p>
      <text:p text:style-name="Réponse"/>
      <text:p text:style-name="Textbody"/>
      <text:soft-page-break/>
      <text:h text:style-name="Titre1" text:outline-level="1">Exercice 5</text:h>
      <text:p text:style-name="P126">Sujet</text:p>
      <text:p text:style-name="P127">1. Écrire une procédure afficheTab() qui affiche le contenu d’un tableau passé en<text:s/>paramètre. Un deuxième paramètre indique le nombre de valeurs à afficher. La première est toujours à l’indice 0. Le nombre de valeurs à afficher est considéré comme correct, compris entre 0 et le dernier indice du tableau</text:p>
      <text:p text:style-name="P128">##</text:p>
      <text:p text:style-name="P129"># affiche les n premiers valeurs d’un tableau d’entier</text:p>
      <text:p text:style-name="P130"># @param tableau à afficher<text:s/></text:p>
      <text:p text:style-name="P131"># @param nombre de valeurs à afficher</text:p>
      <text:p text:style-name="P132">##<text:s/></text:p>
      <text:p text:style-name="P133">procedure afficheTab(par_ref tableau_de entier tab, entier n)</text:p>
      <text:p text:style-name="P134">Compte-renu de la relative simplicité de la procédure, il n’est pas demandé d’utiliser la méthode<text:s/>de conception des boucles.</text:p>
      <text:p text:style-name="P135">2. Écrire la procédure testAfficheTab() qui teste la procédure afficheTab()</text:p>
      <text:p text:style-name="P136">3. Rendre le code de la procédure afficheTab(), de la procédure testAfficheTab() et l’exécution.</text:p>
      <text:h text:style-name="Titre2" text:outline-level="2">Question 1</text:h>
      <text:p text:style-name="Standard"/>
      <text:p text:style-name="P137">Code</text:p>
      <text:p text:style-name="P138">##</text:p>
      <text:p text:style-name="P139">#affiche<text:s/>les n premières valeurs d’un tableau d’entier</text:p>
      <text:p text:style-name="P140">#@author S.LEBERRE</text:p>
      <text:p text:style-name="P141">##</text:p>
      <text:p text:style-name="P142">procedure afficheTab(par_ref tableau_de entier tab, entier n)</text:p>
      <text:p text:style-name="P143">var</text:p>
      <text:p text:style-name="P144"><text:tab/>entier i ;</text:p>
      <text:p text:style-name="P145">debut</text:p>
      <text:p text:style-name="P146"><text:tab/>pour i := 0 à (n-1)<text:s/>pas 1</text:p>
      <text:p text:style-name="P147"><text:tab/><text:tab/>afficherln (« à la ligne » +<text:s/>(i+1)<text:s/>+ <text:s/>«  le tableau à pour valeur : » + tab[i] );</text:p>
      <text:p text:style-name="P148"><text:tab/>finpour</text:p>
      <text:p text:style-name="P149">fin</text:p>
      <text:p text:style-name="Standard"/>
      <text:h text:style-name="Titre2" text:outline-level="2">Question 2</text:h>
      <text:p text:style-name="P150">Code</text:p>
      <text:p text:style-name="P151">##</text:p>
      <text:p text:style-name="P152">#utilisation de la procédure afficheTab()</text:p>
      <text:p text:style-name="P153">#@author S.LEBERRE</text:p>
      <text:p text:style-name="P154">##</text:p>
      <text:p text:style-name="P155">procedure testAfficheTab()</text:p>
      <text:p text:style-name="P156">var</text:p>
      <text:p text:style-name="P157"><text:tab/>entier i ;</text:p>
      <text:p text:style-name="P158">entier n ;</text:p>
      <text:p text:style-name="P159"><text:tab/>tableau_de entier tab[10] ;</text:p>
      <text:p text:style-name="P160">debut</text:p>
      <text:p text:style-name="P161"><text:tab/>i := 0 ;</text:p>
      <text:p text:style-name="P162"><text:tab/>tantque (i &lt;= 9)</text:p>
      <text:p text:style-name="P163"><text:tab/><text:tab/>saisir(« saisir un entier »,@tab[i]) ;</text:p>
      <text:p text:style-name="P164"><text:tab/><text:tab/>i := i+1 ;</text:p>
      <text:p text:style-name="P165"><text:tab/>fintantque</text:p>
      <text:p text:style-name="P166"><text:tab/>saisir (« Saisir le nombre de ligne du tableau que vous voulez afficher »,@n) ;</text:p>
      <text:p text:style-name="P167"><text:tab/>tantque (n &gt; 10)</text:p>
      <text:p text:style-name="P168"><text:tab/><text:tab/>saisir (« Saisir le nombre de ligne du tableau que vous voulez afficher »,@n) ;</text:p>
      <text:p text:style-name="P169"><text:tab/>fintantque<text:tab/></text:p>
      <text:soft-page-break/>
      <text:p text:style-name="P170"><text:tab/>afficheTab(par_ref tableau_de entier tab, entier n) ;</text:p>
      <text:p text:style-name="P171">fin</text:p>
      <text:p text:style-name="Textbody"/>
      <text:h text:style-name="Titre2" text:outline-level="2">Question 3</text:h>
      <text:p text:style-name="P172">Réponse</text:p>
      <text:p text:style-name="Réponse"/>
      <text:p text:style-name="Textbody"/>
      <text:h text:style-name="Titre1" text:outline-level="1">Exercice 6</text:h>
      <text:p text:style-name="P173">Sujet</text:p>
      <text:p text:style-name="P174">1. Écrire une procédure echangeValTab() qui échange deux valeurs dans un tableau d’entiers. Les deux indices passés en paramètres sont considérés comme corrects.</text:p>
      <text:p text:style-name="P175">##</text:p>
      <text:p text:style-name="P176"># echange deux valeurs dans un tableau d’entiers</text:p>
      <text:p text:style-name="P177"># @param<text:s/>tableaux d’entiers</text:p>
      <text:p text:style-name="P178"># @param premier indice pour l’échange</text:p>
      <text:p text:style-name="P179"># @param deuxième indice pour l’échange</text:p>
      <text:p text:style-name="P180">##<text:s/></text:p>
      <text:p text:style-name="P181">procedure echangeValTab(par_ref tableau_de entier[10] tab, entier i, entier j)</text:p>
      <text:p text:style-name="P182">2. Écrire la procédure testEchangeValTab() qui teste la procédure echangeValTab()</text:p>
      <text:p text:style-name="P183">3. Rendre le code de la procédure echangeValTab(), de la procédure testEchangeValTab() et l’exécution.</text:p>
      <text:h text:style-name="Titre2" text:outline-level="2">Question 1</text:h>
      <text:p text:style-name="Standard"/>
      <text:p text:style-name="P184">Code</text:p>
      <text:p text:style-name="P185">##</text:p>
      <text:p text:style-name="P186">#échange deux valeurs dans un tableau d’entiers<text:s/></text:p>
      <text:p text:style-name="P187">#@author S.LEBERRE</text:p>
      <text:p text:style-name="P188">##</text:p>
      <text:p text:style-name="P189">procedure echangeValTab(par_ref tableau_de entier[10] tab, entier i, entier j)</text:p>
      <text:p text:style-name="P190">var</text:p>
      <text:p text:style-name="P191"><text:tab/>entier copie ;</text:p>
      <text:p text:style-name="P192">debut</text:p>
      <text:p text:style-name="P193"><text:tab/>copie := tab[i] ;</text:p>
      <text:p text:style-name="P194"><text:tab/>tab[i] := tab[j] ;</text:p>
      <text:p text:style-name="P195"><text:tab/>tab[j] := copie ;</text:p>
      <text:p text:style-name="P196">fin</text:p>
      <text:p text:style-name="Standard"/>
      <text:h text:style-name="Titre2" text:outline-level="2">Question 2</text:h>
      <text:p text:style-name="P197">Code</text:p>
      <text:p text:style-name="P198">##</text:p>
      <text:p text:style-name="P199">#utilisation de la procédure<text:s/>echangeValTab()</text:p>
      <text:p text:style-name="P200">#@author S.LEBERRE</text:p>
      <text:p text:style-name="P201">##</text:p>
      <text:p text:style-name="P202">procedure<text:s/>testEchangeValTab()</text:p>
      <text:p text:style-name="P203">var</text:p>
      <text:p text:style-name="P204"><text:tab/>entier nb ;</text:p>
      <text:p text:style-name="P205"><text:tab/>entier i ;</text:p>
      <text:p text:style-name="P206"><text:tab/>entier j ;</text:p>
      <text:p text:style-name="P207"><text:tab/>tableau_de entier tab[10] ;</text:p>
      <text:p text:style-name="P208">debut</text:p>
      <text:soft-page-break/>
      <text:p text:style-name="P209"><text:tab/>nb := 0 ;</text:p>
      <text:p text:style-name="P210"><text:tab/>tantque (nb &lt;= 9)</text:p>
      <text:p text:style-name="P211"><text:tab/><text:tab/>saisir(« saisir un entier »,@tab[nb]) ;</text:p>
      <text:p text:style-name="P212"><text:tab/><text:tab/>nb := nb+1 ;</text:p>
      <text:p text:style-name="P213"><text:tab/>fintantque</text:p>
      <text:p text:style-name="P214"><text:tab/>saisir(« Premier nombre que vous voulez échanger »,@i) ;</text:p>
      <text:p text:style-name="P215"><text:tab/>saisir(« Deuxième nombre que vous voulez échanger »,@j) ;</text:p>
      <text:p text:style-name="P216"><text:tab/>echangeValTab(par_ref tableau_de entier<text:s/>tab, entier i, entier j) ;</text:p>
      <text:p text:style-name="P217">fin</text:p>
      <text:p text:style-name="Textbody"/>
      <text:h text:style-name="Titre2" text:outline-level="2">Question 3</text:h>
      <text:p text:style-name="P218">Réponse</text:p>
      <text:p text:style-name="Réponse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éponse" style:display-name="Réponse" style:family="paragraph" style:parent-style-name="Standard">
      <style:paragraph-properties fo:border="0.0034in solid #000000" fo:padding="0.0138in" style:shadow="none" fo:text-align="justify"/>
      <style:text-properties fo:font-size="10.5pt" style:font-size-asian="10.5pt" fo:hyphenate="false"/>
    </style:style>
    <style:style style:name="Code" style:display-name="Code" style:family="paragraph" style:parent-style-name="Standard">
      <style:paragraph-properties fo:border="0.0034in solid #000000" fo:padding="0.0138in" style:shadow="none" fo:background-color="#E6E6FF"/>
      <style:text-properties style:font-name="Courier 10 Pitch" style:font-name-asian="Courier 10 Pitch" style:font-name-complex="Courier 10 Pitch" fo:font-size="10.5pt" style:font-size-asian="10.5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am </meta:initial-creator>
    <dc:creator>Samuel</dc:creator>
    <meta:creation-date>2014-09-08T15:17:00Z</meta:creation-date>
    <dc:date>2016-09-29T21:04:00Z</dc:date>
    <meta:template xlink:href="Normal" xlink:type="simple"/>
    <meta:editing-cycles>9</meta:editing-cycles>
    <meta:editing-duration>PT13320S</meta:editing-duration>
    <meta:document-statistic meta:page-count="7" meta:paragraph-count="15" meta:word-count="1165" meta:character-count="7559" meta:row-count="53" meta:non-whitespace-character-count="6409"/>
  </office:meta>
</office:document-meta>
</file>